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yuthi" svg:font-family="Dyuthi" style:font-pitch="variable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paragraph-rsid="000a49da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a49da" officeooo:paragraph-rsid="000a49da"/>
    </style:style>
    <style:style style:name="T1" style:family="text">
      <style:text-properties officeooo:rsid="000968d5"/>
    </style:style>
    <style:style style:name="T2" style:family="text">
      <style:text-properties officeooo:rsid="000a49da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0" text:anchor-type="page" text:anchor-page-number="1" svg:x="5.6882in" svg:y="9.5in" svg:width="2.6252in" svg:height="1in" draw:z-index="2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draw:frame draw:style-name="fr1" draw:name="Frame1" text:anchor-type="page" text:anchor-page-number="1" svg:x="0.1882in" svg:y="0.5in" svg:width="2.6252in" svg:height="1in" draw:z-index="0">
        <draw:text-box>
          <text:p text:style-name="P1"><text:s/></text:p>
          <text:p text:style-name="P1"><text:span text:style-name="T1">Steph</text:span><text:span text:style-name="T2">anie</text:span><text:span text:style-name="T1"> &amp; Michael Dockter</text:span></text:p>
          <text:p text:style-name="P2">15530 Whispering Willow Drive</text:p>
          <text:p text:style-name="P2">Wellington, FL 33414-0000</text:p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yuthi" svg:font-family="Dyuthi" style:font-pitch="variable"/>
    <style:font-face style:name="Likhan" svg:font-family="Likhan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9:13:27.586303823</meta:creation-date>
    <dc:date>2022-09-10T19:16:26.467493674</dc:date>
    <meta:editing-duration>PT2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0" meta:word-count="330" meta:character-count="2460" meta:non-whitespace-character-count="2190"/>
  </office:meta>
</office:document-meta>
</file>